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4"/>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oft-page-break/><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text:soft-page-break/>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5202269865093849365"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soft-page-break/></text:p>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text:soft-page-break/></text:p>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text:soft-page-break/>–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text:soft-page-break/>–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text:soft-page-break/>–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text:soft-page-break/></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text:soft-page-break/>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text:soft-page-break/></text:p>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text:soft-page-break/>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140"/>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text:soft-page-break/></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text:soft-page-break/></text:p>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text:soft-page-break/>–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1">“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1">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text:soft-page-break/>–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text:soft-page-break/>–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1"/>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1">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3"/>
      <text:p text:style-name="P73">Я скосил глаз на стражника. Тот сжал губы, но надувшиеся щёки выдавали еле сдерживаемое ржание.</text:p>
      <text:p text:style-name="P73">Проклятье! Чёртов троллоло издевается надо мной! Лишь наше прибытие сдержало рвущиеся наружу ругательства.</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35">Селестия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text:soft-page-break/>…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3"><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3"/>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1">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1">Но со временем магии стало меньше, а мир стал более <text:span text:style-name="T1">твёрд и реален</text:span>.</text:p>
      <text:p text:style-name="P41"/>
      <text:p text:style-name="P41">–<text:span text:style-name="T1"> Но магия есть и сейчас, ма-ам!</text:span></text:p>
      <text:p text:style-name="P41"><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
      <text:p text:style-name="P41">–<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1"><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4"/>
      <text:p text:style-name="P46">***</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7">…</text:p>
      <text:p text:style-name="P47">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7">…</text:p>
      <text:p text:style-name="P47">– … Анонимус, вы меня слушаете? – мэр махала копытом у меня перед лицом.</text:p>
      <text:p text:style-name="P47">–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7">–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7">–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7"/>
      <text:p text:style-name="P47"><text:soft-page-break/>Душе было всё равно. Мой палец бесцельно блуждал по карте.</text:p>
      <text:p text:style-name="P47">–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7"/>
      <text:p text:style-name="P47">Ох, щит! Мой палец дёрнулся в угол карты.</text:p>
      <text:p text:style-name="P47"/>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7"/>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7"/>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7">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7"/>
      <text:p text:style-name="P47">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1">“…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7">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7"/>
      <text:p text:style-name="P47">У меня волосы на загривке встали дыбом — у заучки чуть ли не слюна изо рта капала!</text:p>
      <text:p text:style-name="P47">Я прочистил горло.</text:p>
      <text:p text:style-name="P47"/>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7">– Упс!</text:p>
      <text:p text:style-name="P47">Глаза единорожки забегали.</text:p>
      <text:p text:style-name="P47"/>
      <text:p text:style-name="P35">– <text:span text:style-name="T1">Эмм… М-м-м… Мда. А, точно, вспоминаю что-то такое.</text:span></text:p>
      <text:p text:style-name="P47">Твайлайт вздохнула. Уши её обвисли.</text:p>
      <text:p text:style-name="P47"/>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7"/>
      <text:p text:style-name="P47">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елась перед зеркалом и говорила: «Ну почему я не…»</text:p>
      <text:p text:style-name="P47">–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7"/>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0"/>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па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3"/>
      <text:p text:style-name="P47"><text:soft-page-break/>– СПАЙК!!! Откуда ты взял этот листок?!! – Твайлайт покраснела, как варёный рак, и выхватила бумажку из моих рук.</text:p>
      <text:p text:style-name="P47">– У тебя в черновиках, разумеется. Ты сама сказала экономить бумагу, – пожал плечами дракончик.</text:p>
      <text:p text:style-name="P47"/>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Что-то я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Рассказывай, – я устроился поудобнее. – Я тебя внимательно слушаю.</text:p>
      <text:p text:style-name="P47"/>
      <text:p text:style-name="P48">***</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только доем и иду.</text:p>
      <text:p text:style-name="P58">– Кстати, а что за безумие было у Стар Свирла?</text:p>
      <text:p text:style-name="P58">–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text:p text:style-name="P47">–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text:p text:style-name="P47">–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7"><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text:soft-page-break/>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59"/>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78">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1"/>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3"><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5">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2">~~~</text:p>
      <text:p text:style-name="P42"/>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3"/>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2">~~~</text:p>
      <text:p text:style-name="P42"/>
      <text:p text:style-name="P58">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испытуемой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2">~~~</text:p>
      <text:p text:style-name="P42"/>
      <text:p text:style-name="P58">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1: при виде кексиков истерика случилась с Пинки Пай.</text:p>
      <text:p text:style-name="P58">Примечание 2: через месяц испытуемая избавилась от страха перед Рэйнбоу Дэш, хотя при виде радуги по-прежнему старается спрятаться.</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text:soft-page-break/>14. <text:span text:style-name="T1">Конец времён</text:span></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99">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8">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1">Смысл снов остальных участников опыта для меня остаётся загадкой. Посылаю тебе дневник эксперимента, это лучше всяких словесных описаний.</text:p>
      <text:p text:style-name="P58">Я уже говорил, что Луна запретила Твайлайт дальнейшие изыскания в этой сфере? Э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в научном рвении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7"/>
      <text:p text:style-name="P47">Ась? Секунду назад там никого не было!</text:p>
      <text:p text:style-name="P47"><text:soft-page-break/>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гривой пегаска вызывала ассоциации с мальчишкой.</text:p>
      <text:p text:style-name="P47"/>
      <text:p text:style-name="P47">– А что такого с твоим домом? – поинтересовался я.</text:p>
      <text:p text:style-name="P47">Пегаска почесала задней ногой за ухом. На худеньком теле неожиданно проступили рельефные мышцы.</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text:p text:style-name="P47">– Рэйнбоу Дэш! – представилась пегаска. – А ты Анон, точняк?</text:p>
      <text:p text:style-name="P47">Пегаска протянула мне копыто.</text:p>
      <text:p text:style-name="P47"/>
      <text:p text:style-name="P47">Я уже протянул было руку, но тут увидел нечто, после чего мне на глаза медленно опустилась красная пелена.</text:p>
      <text:p text:style-name="P47"/>
      <text:p text:style-name="P47">Бля-а-а!</text:p>
      <text:p text:style-name="P47">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7"/>
      <text:p text:style-name="P47">Час работы к чёрту.</text:p>
      <text:p text:style-name="P47">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7"/>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text:p text:style-name="P47">– Можешь! – наконец придумал я, как мне казалось, остроумный ответ. – Надо принести кое-чего.</text:p>
      <text:p text:style-name="P47">–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т, так далеко не надо, – остановил я её с ухмылкой. – Сгоняй-ка за пивом. У меня как раз закончилось.</text:p>
      <text:p text:style-name="P47"/>
      <text:p text:style-name="P47">Пегаска застыла на месте, не веря услышанному.</text:p>
      <text:p text:style-name="P47"><text:soft-page-break/>–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7"/>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Дэш.</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7"/>
      <text:p text:style-name="P47">Смех рвался наружу мощым потоком, я просто ухахатывался, упав под стол.</text:p>
      <text:p text:style-name="P47"/>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text:p text:style-name="P47">–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7"/>
      <text:p text:style-name="P47">– Спасибо, что напомнила. Буду тебе признателен, если покажешь завтра утром, где живёт Зекора.</text:p>
      <text:p text:style-name="P47">Пегаска отрицательно помотала головой.</text:p>
      <text:p text:style-name="P47">–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
      <text:p text:style-name="P47">Пегаска уселась вплотную и поддела головой мою руку.</text:p>
      <text:p text:style-name="P47">– Почесушек! И не говори мне, что не умеешь! Ты только что делал это совершенно бесплатно!</text:p>
      <text:p text:style-name="P47"/>
      <text:p text:style-name="P47">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
      <text:p text:style-name="P47">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text:p>
      <text:p text:style-name="P47">Дэш вздохнула.</text:p>
      <text:p text:style-name="P47">– В жизни бы оттуда не слиняла, если бы не тёрки с некоторыми клаудсдейлскими идиотами.</text:p>
      <text:p text:style-name="P47"/>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
      <text:p text:style-name="P47">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7"/>
      <text:p text:style-name="P47"><text:soft-page-break/>–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text:p text:style-name="P47">– Входи, Тот-Кого-Нет, – раздался вдруг низкий голос в темноте. – И ты, маленькая пегаска, тоже не стой на пороге.</text:p>
      <text:p text:style-name="P47"/>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7"/>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
      <text:p text:style-name="P47">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7"/>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7">С чокнутыми лучше не спорить, Анон!</text:p>
      <text:p text:style-name="P47"/>
      <text:p text:style-name="P47">– У нашего народа есть предание о том, кто придёт в конце времён. Значит, я чувствовала правильно. Конец действительно близок.</text:p>
      <text:p text:style-name="P47"><text:soft-page-break/>Зекора нашла нужную страницу и стала читать.</text:p>
      <text:p text:style-name="P58"/>
      <text:p text:style-name="P58">«…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8">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8">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8">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text:p>
      <text:p text:style-name="P47"/>
      <text:p text:style-name="P47">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
      <text:p text:style-name="P47"><text:soft-page-break/>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принялась боксировать воздух. Я расхохотался.</text:p>
      <text:p text:style-name="P47"/>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7"/>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Тропинка исчезла в снежном сугробе.</text:p>
      <text:p text:style-name="P9"/>
      <text:p text:style-name="P4"><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text:p>
      <text:p text:style-name="P47"/>
      <text:p text:style-name="P47">Я молча смотрел на неё, слегка пошатываясь. В голове воцарилась звенящая пустота.</text:p>
      <text:p text:style-name="P47"/>
      <text:p text:style-name="P47">Селестия шагнула мне навстречу.</text:p>
      <text:p text:style-name="P47">– Пожалуйста, прошу тебя, не думай так. Мы — не фантазия, мы — живые, мы — существуем! Когда ты так думаешь, я чувствую, как мир тает.</text:p>
      <text:p text:style-name="P47"/>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7"/>
      <text:p text:style-name="P47">– 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
      <text:p text:style-name="P47">Порыв вьюги скрыл аликорницу в вихре снежинок. Её очертания расплылись во мгле.</text:p>
      <text:p text:style-name="P47"/>
      <text:p text:style-name="P47">– Эй, постой! Ты куда? Я пошутил! Погоди, не исчезай! Стой! Не оставляй меня здесь!!! Я пошутил!!!</text:p>
      <text:p text:style-name="P47">Я побежал вперёд, поскальзываясь и падая, всхлипывая и роняя бутылки в снег.</text:p>
      <text:p text:style-name="P47">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7">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6"/>
      <text:p text:style-name="P47">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7"/>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7"><text:soft-page-break/></text:p>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7">– Знаешь, я всё думал над твоими словами тогда. Ну, ты помнишь… В бассейне. Они всё ещё в силе? Я могу быть хотя бы твоим другом?</text:p>
      <text:p text:style-name="P47"/>
      <text:p text:style-name="P47">Аликорница тихо засмеялась, защекотав мне ухо.</text:p>
      <text:p text:style-name="P47">–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47"/>
      <text:p text:style-name="P3">Стук стал громче.</text:p>
      <text:p text:style-name="P3"/>
      <text:p text:style-name="P47">–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Я сжал объятия, чтобы удержать аликорницу. Та напрягла ноги и выровнялась.</text:p>
      <text:p text:style-name="P47">Тёплое дуновение взъерошило мои волосы.</text:p>
      <text:p text:style-name="P47">– Возвращайся, Анон, – шепнула Селестия. – Ты нужен Эквестрии.</text:p>
      <text:p text:style-name="P47">Я поднял голову.</text:p>
      <text:p text:style-name="P47"/>
      <text:p text:style-name="P47">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text:soft-page-break/></text:p>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7"/>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глянул вниз и схватился за другое. – Что за херня?!!</text:p>
      <text:p text:style-name="P47">Я вскочил в спешке и принялся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1"><text:span text:style-name="T1">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text:soft-page-break/>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
      <text:p text:style-name="P47">Закрыв дверь, я отправился в город.</text:p>
      <text:p text:style-name="P47"/>
      <text:p text:style-name="P47"><text:soft-page-break/>…</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6"><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8"><text:span text:style-name="T11">– </text:span>Не скажу. Заклинания Стар Свирла Бородатог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oft-page-break/><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
      <text:p text:style-name="P64">Книгое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Нет. И заводить не собираюсь!</text:span></text:p>
      <text:p text:style-name="P33"><text:span text:style-name="T11">– </text:span><text:span text:style-name="T1">Упс! Эмм… А друзья?</text:span></text:p>
      <text:p text:style-name="P33"><text:span text:style-name="T11">– </text:span><text:span text:style-name="T1">У меня был друг. Упал с крыши дома два месяца назад.</text:span></text:p>
      <text:p text:style-name="P64"/>
      <text:p text:style-name="P64">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pan text:style-name="T1">Твайлайт</text:span> покраснела и пробормотала нечто вроде: <text:span text:style-name="T28">«кстати, это идея…»</text:span></text:p>
      <text:p text:style-name="P47"/>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p>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
      <text:p text:style-name="P47">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
      <text:p text:style-name="P47">Я мысленно ругнулся на языкатую единорожку и молча достал из внутреннего кармана куртки пенал с инструментами.</text:p>
      <text:p text:style-name="P47"/>
      <text:p text:style-name="P47">…</text:p>
      <text:p text:style-name="P47"/>
      <text:p text:style-name="P47">Собрав пожитки, я потолкал тележку назад-вперёд.</text:p>
      <text:p text:style-name="P47"><text:soft-page-break/><text:span text:style-name="T11">– Г</text:span>отово. Принимай работу, хозяйка!</text:p>
      <text:p text:style-name="P47"/>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
      <text:p text:style-name="P50">Ну что же, Анон, если тебе повезёт, ты найдёшь тут пару блюд без травы!</text:p>
      <text:p text:style-name="P50"/>
      <text:p text:style-name="P50">…</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7">Единственный более-менее свободный столик был в углу, за древним музыкальным автоматом.</text:p>
      <text:p text:style-name="P47"/>
      <text:p text:style-name="P47"><text:span text:style-name="T11">– </text:span>Свободно? <text:span text:style-name="T11">– </text:span>спросил я у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oft-page-break/></text:p>
      <text:p text:style-name="P47"><text:span text:style-name="T11">– </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
      <text:p text:style-name="P49">…</text:p>
      <text:p text:style-name="P49"/>
      <text:p text:style-name="P49">Я ел.</text:p>
      <text:p text:style-name="P49">Поняха мрачно смотрела на меня, положив голову на стол. Мне стало неловко от её тяжёлого взгляда и я попытался завести разговор.</text:p>
      <text:p text:style-name="P49"/>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text:p>
      <text:p text:style-name="P49"/>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
      <text:p text:style-name="P49">Вот так и пытайся кому-то помочь, Анон! Благими намерениями…</text:p>
      <text:p text:style-name="P49">Я продолжил есть молча.</text:p>
      <text:p text:style-name="P49"/>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49">Пони подняла голову со стола и села на табуретке прямо.</text:p>
      <text:p text:style-name="P49"><text:span text:style-name="T11">– </text:span>А кто такая ниссан-пикап? И куда ты её водишь? А меня туда сводишь?</text:p>
      <text:p text:style-name="P49"><text:soft-page-break/></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49"/>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
      <text:p text:style-name="P47">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
      <text:p text:style-name="P47">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
      <text:p text:style-name="P47">?!!</text:p>
      <text:p text:style-name="P47"/>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
      <text:p text:style-name="P50">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
      <text:p text:style-name="P50">Холодок незаметно прокрался мне в душу и прояснил мозги. Я кинул взгляд на часы на стене. Было без десяти шесть.</text:p>
      <text:p text:style-name="P50"/>
      <text:p text:style-name="P50">Бля!</text:p>
      <text:p text:style-name="P50"/>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
      <text:p text:style-name="P50">БАМММ!!!</text:p>
      <text:p text:style-name="P50"/>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p>
      <text:p text:style-name="P50"><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
      <text:p text:style-name="P50">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0"/>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0"/>
      <text:p text:style-name="P50">Но недостаточное.</text:p>
      <text:p text:style-name="P50"/>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Кобылка ткнула в бок белоснежную пони-единорога. Та раскрыла глаза и осмотрелась.</text:p>
      <text:p text:style-name="P50"/>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0"/>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0"/>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0"/>
      <text:p text:style-name="P60">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0"/>
      <text:p text:style-name="P60">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0"/>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
      <text:p text:style-name="P60">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0"/>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
      <text:p text:style-name="P60">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0"/>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1">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
      <text:p text:style-name="P50"><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oft-page-break/><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oft-page-break/><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text:soft-page-break/>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text:soft-page-break/>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дьявол!!!</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soft-page-break/></text:p>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text:soft-page-break/></text:p>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0"/>
      <text:p text:style-name="P50"><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text:soft-page-break/>–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text:soft-page-break/></text:p>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text:soft-page-break/>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text:p>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text:soft-page-break/></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text:soft-page-break/>–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text:soft-page-break/>–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text:soft-page-break/>–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text:soft-page-break/>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oft-page-break/><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soft-page-break/>…</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и,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Мир-дружба-жвачка.</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text:soft-page-break/>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тёмная точ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 <text:span text:style-name="T11">– вторила мне Лира.</text:span></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oft-page-break/><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в башне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text:soft-page-break/>–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 Ю-ху-у-у!</text:p>
      <text:p text:style-name="P52">Единорожка умчалась.</text:p>
      <text:p text:style-name="P52"/>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soft-page-break/>…</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text:soft-page-break/>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2">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text:soft-page-break/></text:p>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2"/>
      <text:p text:style-name="P52"><text:soft-page-break/>…</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text:p text:style-name="P52">– Мнэ-э-э. – в этот момент даже козлиное блеяние было для меня верхом геройства.</text:p>
      <text:p text:style-name="P52"/>
      <text:p text:style-name="P52">Подымая тучи пыли, с грохотом обрушилась в провал башня Селестии. Луна с отвалившейся челюстью наблюдала за действом в окно.</text:p>
      <text:p text:style-name="P52"/>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text:soft-page-break/>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4"/>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30"/>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text:soft-page-break/>–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text:soft-page-break/>–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text:soft-page-break/>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text:soft-page-break/>–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soft-page-break/>…</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text:soft-page-break/>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text:soft-page-break/>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text:soft-page-break/></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8"/>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7">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2" text:outline-level="2">2<text:span text:style-name="T1">9</text:span>. Отбытие</text:h>
      <text:p text:style-name="P115"/>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text:soft-page-break/>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text:soft-page-break/>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text:soft-page-break/></text:p>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text:soft-page-break/></text:p>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text:soft-page-break/></text:p>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3">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text:soft-page-break/>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text:soft-page-break/></text:p>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soft-page-break/>~~~</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4">Я молча протянул руку к носу аликорницы и попытался легонько сжать его. Рука прошла сквозь тело.</text:p>
      <text:p text:style-name="P114">– Бу-уп! – слабо улыбнулась Луна.</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text:soft-page-break/></text:p>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text:soft-page-break/></text:p>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1T19:38:38.756916210</dc:date>
    <meta:editing-duration>P156DT17H36M3S</meta:editing-duration>
    <meta:editing-cycles>9960</meta:editing-cycles>
    <meta:generator>LibreOffice/5.1.6.2$Linux_X86_64 LibreOffice_project/10m0$Build-2</meta:generator>
    <meta:printed-by>макс </meta:printed-by>
    <meta:print-date>2017-08-23T21:51:29.95</meta:print-date>
    <meta:document-statistic meta:table-count="0" meta:image-count="0" meta:object-count="0" meta:page-count="256" meta:paragraph-count="4917" meta:word-count="103450" meta:character-count="685550" meta:non-whitespace-character-count="582427"/>
  </office:meta>
</office:document-meta>
</file>